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334cm" svg:y="0.433cm">
            <draw:object draw:notify-on-update-of-ranges="Sheet1.A3:Sheet1.A10 Sheet1.B2:Sheet1.B2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728cm" svg:y="10.983cm">
            <draw:object draw:notify-on-update-of-ranges="Sheet1.B28:Sheet1.B28 Sheet1.B29:Sheet1.B36 Sheet1.C28:Sheet1.C28 Sheet1.C29:Sheet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.AM. A’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instrument No.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groo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eat 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onRose_b4.wa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,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1,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1,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,1,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,3,2,1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string" calcext:value-type="string">
            <text:p>I Belie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ov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5:36:15.302767835</meta:creation-date>
    <dc:date>2023-03-13T13:02:49.088154237</dc:date>
    <meta:editing-duration>PT27M3S</meta:editing-duration>
    <meta:editing-cycles>4</meta:editing-cycles>
    <meta:generator>LibreOffice/7.4.5.1$MacOSX_X86_64 LibreOffice_project/9c0871452b3918c1019dde9bfac75448afc4b57f</meta:generator>
    <meta:document-statistic meta:table-count="1" meta:cell-count="6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3:Sheet1.B10 Sheet1.B2:Sheet1.B2" chart:data-source-has-labels="both" svg:x="1.327cm" svg:y="0.18cm" svg:width="14.353cm" svg:height="7.663cm">
          <chart:coordinate-region svg:x="1.761cm" svg:y="0.375cm" svg:width="13.734cm" svg:height="6.829cm"/>
          <chart:axis chart:dimension="x" chart:name="primary-x" chart:style-name="ch3" chartooo:axis-type="auto">
            <chartooo:date-scale/>
            <chart:title svg:x="7.782cm" svg:y="8.023cm" chart:style-name="ch4">
              <text:p>page No.</text:p>
            </chart:title>
            <chart:categories table:cell-range-address="Sheet1.A3:Sheet1.A10"/>
          </chart:axis>
          <chart:axis chart:dimension="y" chart:name="primary-y" chart:style-name="ch5">
            <chart:title svg:x="0.451cm" svg:y="5.144cm" chart:style-name="ch6">
              <text:p>Instrument No.</text:p>
            </chart:title>
            <chart:grid chart:style-name="ch7" chart:class="major"/>
          </chart:axis>
          <chart:series chart:style-name="ch8" chart:values-cell-range-address="Sheet1.B3:Sheet1.B10" chart:label-cell-address="Sheet1.B2:Sheet1.B2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rument No.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B3:Sheet1.B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MacOS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9cm" svg:y="3.96cm" style:legend-expansion="high" chart:style-name="ch2"/>
        <chart:plot-area chart:style-name="ch3" table:cell-range-address="Sheet1.B28:Sheet1.C36" chart:data-source-has-labels="row" svg:x="0.32cm" svg:y="0.18cm" svg:width="13.209cm" svg:height="8.64cm">
          <chart:coordinate-region svg:x="0.937cm" svg:y="0.375cm" svg:width="12.592cm" svg:height="7.8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B36" chart:label-cell-address="Sheet1.B28:Sheet1.B28" chart:class="chart:bar">
            <chart:data-point chart:repeated="8"/>
          </chart:series>
          <chart:series chart:style-name="ch8" chart:values-cell-range-address="Sheet1.C29:Sheet1.C36" chart:label-cell-address="Sheet1.C28:Sheet1.C2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at start</text:p>
                <draw:g>
                  <svg:desc>Sheet1.B28:Sheet1.B28</svg:desc>
                </draw:g>
              </table:table-cell>
              <table:table-cell office:value-type="string">
                <text:p>end</text:p>
                <draw:g>
                  <svg:desc>Sheet1.C28:Sheet1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9:Sheet1.B36</svg:desc>
                </draw:g>
              </table:table-cell>
              <table:table-cell office:value-type="float" office:value="9">
                <text:p>9</text:p>
                <draw:g>
                  <svg:desc>Sheet1.C29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MacOSX_X86_64 LibreOffice_project/9c0871452b3918c1019dde9bfac75448afc4b57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